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:3nt.co"/>Assignment By Amal:<text:line-break/>Create a sample application in any language. <text:line-break/>Maintain the code in Github. Create a Github workflow and release workflow.<text:line-break/>Deploy the application locally.<text:line-break/>Any releases made in Github should be reflected in the Application Deployed.<text:line-break/><text:a xlink:type="simple" xlink:href="https://www.google.com/url?q=https://docs.google.com/presentation/d/1NzNC589WjLg4TG7CRMmTJH2wZk6GyuFRXjPpemgHk_o/edit%23slide%3Did.g369ab6d124_0_239&amp;sa=D&amp;source=hangouts&amp;ust=1528781860336000&amp;usg=AFQjCNEdz7Co_wGu8oJv3PX3BIEQ3GHvJA" office:target-frame-name="_blank" xlink:show="new" text:style-name="Internet_20_link" text:visited-style-name="Visited_20_Internet_20_Link">https://docs.google.com/presentation/d/1NzNC589WjLg4TG7CRMmTJH2wZk6GyuFRXjPpemgHk_o/edit#slide=id.g369ab6d124_0_239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15:31.428292672</meta:creation-date>
    <dc:date>2018-06-11T11:29:50.770148022</dc:date>
    <meta:editing-duration>PT14M20S</meta:editing-duration>
    <meta:editing-cycles>1</meta:editing-cycles>
    <meta:document-statistic meta:table-count="0" meta:image-count="0" meta:object-count="0" meta:page-count="1" meta:paragraph-count="1" meta:word-count="39" meta:character-count="366" meta:non-whitespace-character-count="327"/>
    <meta:generator>LibreOffice/6.0.3.2$Linux_X86_64 LibreOffice_project/00m0$Build-2</meta:generator>
  </office:meta>
</office:document-meta>
</file>